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8cm" svg:height="9.007cm" svg:x="10.863cm" svg:y="1.996cm">
            <draw:object draw:notify-on-update-of-ranges="Hoja1.A2:Hoja1.A5 Hoja1.B2:Hoja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ce1" office:value-type="float" office:value="1325000" calcext:value-type="float">
            <text:p>1325000</text:p>
          </table:table-cell>
          <table:table-cell/>
        </table:table-row>
        <table:table-row table:style-name="ro2">
          <table:table-cell office:value-type="string" calcext:value-type="string">
            <text:p>No viven en la ciudad</text:p>
          </table:table-cell>
          <table:table-cell table:formula="of:=0.25*[.B1]" office:value-type="float" office:value="331250" calcext:value-type="float">
            <text:p>331250</text:p>
          </table:table-cell>
          <table:table-cell table:formula="of:=0.75*[.B1]" office:value-type="float" office:value="993750" calcext:value-type="float">
            <text:p>993750</text:p>
          </table:table-cell>
        </table:table-row>
        <table:table-row table:style-name="ro2">
          <table:table-cell office:value-type="string" calcext:value-type="string">
            <text:p>No usa smartphone</text:p>
          </table:table-cell>
          <table:table-cell table:formula="of:=0.2*[.C2]" office:value-type="float" office:value="198750" calcext:value-type="float">
            <text:p>198750</text:p>
          </table:table-cell>
          <table:table-cell table:formula="of:=0.8*[.C2]" office:value-type="float" office:value="795000" calcext:value-type="float">
            <text:p>795000</text:p>
          </table:table-cell>
        </table:table-row>
        <table:table-row table:style-name="ro2">
          <table:table-cell office:value-type="string" calcext:value-type="string">
            <text:p>No tiene internet</text:p>
          </table:table-cell>
          <table:table-cell table:formula="of:=0.48*[.C3]" office:value-type="float" office:value="381600" calcext:value-type="float">
            <text:p>381600</text:p>
          </table:table-cell>
          <table:table-cell table:formula="of:=0.52*[.C3]" office:value-type="float" office:value="413400" calcext:value-type="float">
            <text:p>413400</text:p>
          </table:table-cell>
        </table:table-row>
        <table:table-row table:style-name="ro2">
          <table:table-cell office:value-type="string" calcext:value-type="string">
            <text:p>Mercado </text:p>
          </table:table-cell>
          <table:table-cell table:formula="of:=[.C4]" office:value-type="float" office:value="413400" calcext:value-type="float">
            <text:p>413400</text:p>
          </table:table-cell>
          <table:table-cell/>
        </table:table-row>
        <table:table-row table:style-name="ro2">
          <table:table-cell/>
          <table:table-cell table:formula="of:=SUM([.B2:.B5])" office:value-type="float" office:value="1325000" calcext:value-type="float">
            <text:p>132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07:25:03.972962668</meta:creation-date>
    <dc:date>2016-06-18T07:43:56.952979821</dc:date>
    <meta:editing-duration>PT2M52S</meta:editing-duration>
    <meta:editing-cycles>1</meta:editing-cycles>
    <meta:document-statistic meta:table-count="1" meta:cell-count="14" meta:object-count="1"/>
    <meta:generator>LibreOffice/4.2.8.2$Linux_X86_64 LibreOffice_project/420m0$Build-2</meta:generator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8cm" xlink:href=".." xlink:type="simple" chart:class="chart:circle" chart:style-name="ch1">
        <chart:title svg:x="4.635cm" svg:y="0.316cm" chart:style-name="ch2">
          <text:p>Tamaño del Mercado en Arequipa</text:p>
        </chart:title>
        <chart:legend chart:legend-position="start" svg:x="0.21cm" svg:y="3.458cm" style:legend-expansion="high" chart:style-name="ch3"/>
        <chart:plot-area chart:style-name="ch4" table:cell-range-address="Hoja1.A2:Hoja1.B5" chart:data-source-has-labels="column" svg:x="4.381cm" svg:y="1.301cm" svg:width="11.299cm" svg:height="7.52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4.381cm" svg:y="1.674cm" svg:width="11.299cm" svg:height="6.7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Hoja1.A2:Hoja1.A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Hoja1.B2:Hoja1.B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No viven en la ciudad</text:p>
                <draw:g>
                  <svg:desc>Hoja1.A2:Hoja1.A5</svg:desc>
                </draw:g>
              </table:table-cell>
              <table:table-cell office:value-type="float" office:value="331250">
                <text:p>331250</text:p>
                <draw:g>
                  <svg:desc>Hoja1.B2:Hoja1.B5</svg:desc>
                </draw:g>
              </table:table-cell>
            </table:table-row>
            <table:table-row>
              <table:table-cell office:value-type="string">
                <text:p>No usa smartphone</text:p>
              </table:table-cell>
              <table:table-cell office:value-type="float" office:value="198750">
                <text:p>198750</text:p>
              </table:table-cell>
            </table:table-row>
            <table:table-row>
              <table:table-cell office:value-type="string">
                <text:p>No tiene internet</text:p>
              </table:table-cell>
              <table:table-cell office:value-type="float" office:value="381600">
                <text:p>381600</text:p>
              </table:table-cell>
            </table:table-row>
            <table:table-row>
              <table:table-cell office:value-type="string">
                <text:p>Mercado </text:p>
              </table:table-cell>
              <table:table-cell office:value-type="float" office:value="413400">
                <text:p>413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